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bb956" officeooo:paragraph-rsid="001bb956" style:font-size-asian="12.25pt" style:font-size-complex="14pt"/>
    </style:style>
    <style:style style:name="P2" style:family="paragraph" style:parent-style-name="Standard">
      <style:text-properties fo:font-size="12pt" officeooo:rsid="001bb956" officeooo:paragraph-rsid="001bb956" style:font-size-asian="10.5pt" style:font-size-complex="12pt"/>
    </style:style>
    <style:style style:name="P3" style:family="paragraph" style:parent-style-name="Standard" style:list-style-name="L1">
      <style:text-properties fo:font-size="12pt" officeooo:rsid="001bb956" officeooo:paragraph-rsid="001bb956" style:font-size-asian="10.5pt" style:font-size-complex="12pt"/>
    </style:style>
    <style:style style:name="P4" style:family="paragraph" style:parent-style-name="Standard">
      <style:text-properties fo:font-size="12pt" officeooo:rsid="001c299f" officeooo:paragraph-rsid="001c299f" style:font-size-asian="10.5pt" style:font-size-complex="12pt"/>
    </style:style>
    <style:style style:name="P5" style:family="paragraph" style:parent-style-name="Standard" style:list-style-name="L3">
      <style:text-properties fo:font-size="12pt" officeooo:rsid="001c299f" officeooo:paragraph-rsid="001c299f" style:font-size-asian="10.5pt" style:font-size-complex="12pt"/>
    </style:style>
    <style:style style:name="P6" style:family="paragraph" style:parent-style-name="Standard">
      <style:text-properties fo:font-size="12pt" fo:font-weight="bold" officeooo:rsid="001bb956" officeooo:paragraph-rsid="001bb956" style:font-size-asian="10.5pt" style:font-weight-asian="bold" style:font-size-complex="12pt" style:font-weight-complex="bold"/>
    </style:style>
    <style:style style:name="P7" style:family="paragraph" style:parent-style-name="Standard">
      <style:text-properties fo:font-size="12pt" fo:font-weight="bold" officeooo:rsid="001c299f" officeooo:paragraph-rsid="001c299f" style:font-size-asian="10.5pt" style:font-weight-asian="bold" style:font-size-complex="12pt" style:font-weight-complex="bold"/>
    </style:style>
    <style:style style:name="P8" style:family="paragraph" style:parent-style-name="Standard">
      <style:text-properties fo:font-size="12pt" fo:font-weight="bold" officeooo:rsid="001db954" officeooo:paragraph-rsid="001db954" style:font-size-asian="10.5pt" style:font-weight-asian="bold" style:font-size-complex="12pt" style:font-weight-complex="bold"/>
    </style:style>
    <style:style style:name="P9" style:family="paragraph" style:parent-style-name="Standard" style:list-style-name="L6">
      <style:text-properties fo:font-size="12pt" fo:font-weight="bold" officeooo:rsid="001db954" officeooo:paragraph-rsid="001db954" style:font-size-asian="10.5pt" style:font-weight-asian="bold" style:font-size-complex="12pt" style:font-weight-complex="bold"/>
    </style:style>
    <style:style style:name="P10" style:family="paragraph" style:parent-style-name="Standard">
      <style:text-properties fo:font-size="12pt" fo:font-weight="normal" officeooo:rsid="001c299f" officeooo:paragraph-rsid="001c299f" style:font-size-asian="10.5pt" style:font-weight-asian="normal" style:font-size-complex="12pt" style:font-weight-complex="normal"/>
    </style:style>
    <style:style style:name="P11" style:family="paragraph" style:parent-style-name="Standard" style:list-style-name="L4">
      <style:text-properties fo:font-size="12pt" fo:font-weight="normal" officeooo:rsid="001c299f" officeooo:paragraph-rsid="001c299f" style:font-size-asian="10.5pt" style:font-weight-asian="normal" style:font-size-complex="12pt" style:font-weight-complex="normal"/>
    </style:style>
    <style:style style:name="P12" style:family="paragraph" style:parent-style-name="Standard" style:list-style-name="L5">
      <style:text-properties fo:font-size="12pt" fo:font-weight="normal" officeooo:rsid="001c299f" officeooo:paragraph-rsid="001c299f" style:font-size-asian="10.5pt" style:font-weight-asian="normal" style:font-size-complex="12pt" style:font-weight-complex="normal"/>
    </style:style>
    <style:style style:name="P13" style:family="paragraph" style:parent-style-name="Standard">
      <style:text-properties fo:font-size="12pt" fo:font-weight="normal" officeooo:rsid="001db954" officeooo:paragraph-rsid="001db954" style:font-size-asian="10.5pt" style:font-weight-asian="normal" style:font-size-complex="12pt" style:font-weight-complex="normal"/>
    </style:style>
    <style:style style:name="P14" style:family="paragraph" style:parent-style-name="Standard" style:list-style-name="L7">
      <style:text-properties fo:font-size="12pt" fo:font-weight="normal" officeooo:rsid="001db954" officeooo:paragraph-rsid="001db954" style:font-size-asian="10.5pt" style:font-weight-asian="normal" style:font-size-complex="12pt" style:font-weight-complex="normal"/>
    </style:style>
    <style:style style:name="P15" style:family="paragraph" style:parent-style-name="Standard">
      <style:text-properties fo:font-size="12pt" fo:font-weight="normal" officeooo:rsid="001e3a4f" officeooo:paragraph-rsid="001e3a4f" style:font-size-asian="10.5pt" style:font-weight-asian="normal" style:font-size-complex="12pt" style:font-weight-complex="normal"/>
    </style:style>
    <style:style style:name="P16" style:family="paragraph" style:parent-style-name="Standard" style:list-style-name="L8">
      <style:text-properties fo:font-size="12pt" fo:font-weight="normal" officeooo:rsid="001e3a4f" officeooo:paragraph-rsid="001e3a4f" style:font-size-asian="10.5pt" style:font-weight-asian="normal" style:font-size-complex="12pt" style:font-weight-complex="normal"/>
    </style:style>
    <style:style style:name="P17" style:family="paragraph" style:parent-style-name="Standard">
      <style:text-properties fo:font-size="12pt" fo:font-style="normal" fo:font-weight="normal" officeooo:rsid="001e3a4f" officeooo:paragraph-rsid="001e3a4f"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fo:font-weight="normal" officeooo:rsid="001e7d32" officeooo:paragraph-rsid="001e7d32" style:font-size-asian="10.5pt" style:font-style-asian="normal" style:font-weight-asian="normal" style:font-size-complex="12pt" style:font-style-complex="normal" style:font-weight-complex="normal"/>
    </style:style>
    <style:style style:name="P19" style:family="paragraph" style:parent-style-name="Standard" style:list-style-name="L2">
      <style:text-properties officeooo:paragraph-rsid="001bb956"/>
    </style:style>
    <style:style style:name="P20" style:family="paragraph" style:parent-style-name="Standard" style:list-style-name="L2">
      <style:text-properties officeooo:rsid="001c299f" officeooo:paragraph-rsid="001c299f"/>
    </style:style>
    <style:style style:name="T1" style:family="text">
      <style:text-properties officeooo:rsid="001c299f"/>
    </style:style>
    <style:style style:name="T2" style:family="text">
      <style:text-properties fo:font-size="12pt" style:font-size-asian="10.5pt" style:font-size-complex="12pt"/>
    </style:style>
    <style:style style:name="T3" style:family="text">
      <style:text-properties fo:font-size="12pt" officeooo:rsid="001bb956" style:font-size-asian="10.5pt" style:font-size-complex="12pt"/>
    </style:style>
    <style:style style:name="T4" style:family="text">
      <style:text-properties fo:font-size="12pt" officeooo:rsid="001c299f" style:font-size-asian="10.5pt" style:font-size-complex="12pt"/>
    </style:style>
    <style:style style:name="T5" style:family="text">
      <style:text-properties fo:font-size="12pt" fo:font-style="italic" style:font-size-asian="10.5pt" style:font-style-asian="italic" style:font-size-complex="12pt" style:font-style-complex="italic"/>
    </style:style>
    <style:style style:name="T6" style:family="text">
      <style:text-properties fo:font-size="12pt" fo:font-style="italic" officeooo:rsid="001c299f" style:font-size-asian="10.5pt" style:font-style-asian="italic" style:font-size-complex="12pt" style:font-style-complex="italic"/>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officeooo:rsid="001e3a4f"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db954"/>
    </style:style>
    <style:style style:name="T12" style:family="text">
      <style:text-properties officeooo:rsid="001e3a4f"/>
    </style:style>
    <style:style style:name="T13" style:family="text">
      <style:text-properties officeooo:rsid="001e7d3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D Mapping Notes:</text:p>
      <text:p text:style-name="P1"/>
      <text:p text:style-name="P2">We are given OpenDrive HD maps (.xodr) from GCAPS. Autoware needs vector maps (folder of different csv files). So, a conversion needs to be done. Unfortunately, there isn’t many working options for direct transfer, you need to make some intermediate steps. </text:p>
      <text:p text:style-name="P2"/>
      <text:p text:style-name="P2"/>
      <text:p text:style-name="P6">The outline of the process is:</text:p>
      <text:list xml:id="list3770365726" text:style-name="L1">
        <text:list-item>
          <text:p text:style-name="P3">Use tool to convert from OpenDrive (.xodr) to CommonRoads (.xml)</text:p>
        </text:list-item>
        <text:list-item>
          <text:p text:style-name="P3">Use tool to convert from CommonRoads (.xml) to lanelet/lanelet2 (.osm)</text:p>
        </text:list-item>
        <text:list-item>
          <text:p text:style-name="P3">Use autoware node to convert from lanelet/lanelet2 (.osm) to vector map (aisin maps, folder of .csv’s)</text:p>
        </text:list-item>
      </text:list>
      <text:p text:style-name="P2"/>
      <text:p text:style-name="P7">CommRoad Scenario Designer</text:p>
      <text:p text:style-name="P2"/>
      <text:p text:style-name="P2">The tool that I found to actually work for steps 1 and 2 is called CommonRoad Scenario Designer (<text:a xlink:type="simple" xlink:href="https://gitlab.lrz.de/tum-cps/commonroad-scenario-designer/-/tree/main/" text:style-name="Internet_20_link" text:visited-style-name="Visited_20_Internet_20_Link">link</text:a>). To use the tool I needed to install anaconda (python 3.8.8) to easily install dependencies for the commroad scenario tool. This is pretty straightforward to do. Once you have anaconda installed, you can ‘<text:span text:style-name="T8">conda activate</text:span>’ or ‘<text:span text:style-name="T8">conda deactivate</text:span>’ to activate and deactivate the python virtual environment. </text:p>
      <text:p text:style-name="P2"/>
      <text:p text:style-name="P2">To install the tool, look up ‘CommonRoad Scenario Designer’ and navigate to their gitlab or git page and git clone into <text:span text:style-name="T1">a directory. For me this was:</text:span></text:p>
      <text:list xml:id="list4216123619" text:style-name="L2">
        <text:list-item>
          <text:p text:style-name="P19"><text:span text:style-name="T3">‘</text:span><text:span text:style-name="T6">git clone </text:span><text:a xlink:type="simple" xlink:href="https://gitlab.lrz.de/tum-cps/commonroad-scenario-designer.git" text:style-name="Internet_20_link" text:visited-style-name="Visited_20_Internet_20_Link"><text:span text:style-name="T6">https://gitlab.lrz.de/tum-cps/commonroad-scenario-designer.git</text:span></text:a><text:span text:style-name="T4">’</text:span></text:p>
        </text:list-item>
        <text:list-item>
          <text:p text:style-name="P20"><text:span text:style-name="T4">t</text:span><text:span text:style-name="T2">hen ‘</text:span><text:span text:style-name="T5">cd</text:span><text:span text:style-name="T2">’ into the directory created: ‘</text:span><text:span text:style-name="T5">cd common-road-scenario-designer</text:span><text:span text:style-name="T2">’</text:span></text:p>
        </text:list-item>
      </text:list>
      <text:p text:style-name="P2"/>
      <text:p text:style-name="P4">Run</text:p>
      <text:list xml:id="list702448709" text:style-name="L3">
        <text:list-item>
          <text:p text:style-name="P5">‘<text:span text:style-name="T8">conda install -c conda-forge cartopy</text:span>’ once you have activated the conda environment</text:p>
        </text:list-item>
        <text:list-item>
          <text:p text:style-name="P5">‘<text:span text:style-name="T8">pip install -r requirements.txt</text:span>’</text:p>
        </text:list-item>
        <text:list-item>
          <text:p text:style-name="P5">‘<text:span text:style-name="T8">python setup.py install</text:span>’</text:p>
        </text:list-item>
      </text:list>
      <text:p text:style-name="P4"/>
      <text:p text:style-name="P4">Everything should be set up in that directory to start using the tool for map conversions now.</text:p>
      <text:p text:style-name="P4"/>
      <text:p text:style-name="P4"/>
      <text:p text:style-name="P7">First step, convert OpenDrive to CommonRoads</text:p>
      <text:p text:style-name="P7"><text:span text:style-name="T7"/></text:p>
      <text:p text:style-name="P10">The following commands are run to convert an opendrive map (.xodr) to commonroads map (.xml) and are outlined in the readMe file in the git repository. You can also run ‘crdesigner -h’ in the cloned git directory to get help on the commands</text:p>
      <text:p text:style-name="P10"/>
      <text:p text:style-name="P10">Given an .xodr file in a folder and an active conda python environment with the current directory being the cloned git repository, run:</text:p>
      <text:list xml:id="list865693949" text:style-name="L4">
        <text:list-item>
          <text:p text:style-name="P11">‘<text:span text:style-name="T8">crdesigner map-convert-opendrive -i &lt;path to .xodr file&gt; -o &lt;path to outpus .xml file&gt; --proj “&lt;proj string&gt;</text:span>”</text:p>
        </text:list-item>
      </text:list>
      <text:p text:style-name="P10"/>
      <text:p text:style-name="P10">You will need to replace the input file path (-i), the output file path (-o), and the proj string (--proj). The proj string is stored in the header of the .xodr file and is tagged with the ‘&lt;georeference&gt; delimeter. Copy everything within the double angle brackets and copy into the commandline. For example, the Roanoke south open drive file had a proj line that was:</text:p>
      <text:list xml:id="list2357016032" text:style-name="L5">
        <text:list-item>
          <text:p text:style-name="P12">“+proj=tmerc +lat_0=37.28266805642265 +lon_0=-79.93853309724196 +k=1 +x_0=0 +y_0=0 +datum=WGS84 +units=m +geoidgrids=egm96_15.gtx +vunits=m +no_defs”</text:p>
        </text:list-item>
      </text:list>
      <text:p text:style-name="P10"/>
      <text:p text:style-name="P10"><text:soft-page-break/>The origin latitude and longitude is also referenced here. <text:span text:style-name="T11">The proj string starts with a ‘+’ sign.</text:span></text:p>
      <text:p text:style-name="P10"/>
      <text:p text:style-name="P13">Once properly replaced, the command should successfully run, and there will be a .xml file with the name you specified. (there may some warnings about SUMO, but they are not necessary for us).</text:p>
      <text:p text:style-name="P13"/>
      <text:p text:style-name="P8">Second step, convert from CommonRoads to Lanelet/Lanelet2</text:p>
      <text:p text:style-name="P8"><text:span text:style-name="T7"/></text:p>
      <text:p text:style-name="P8"><text:span text:style-name="T7">Next step is to use the same tool to convert the commonroad map (.xml) into the lanelet/lanelet2 version (.osm). We just need to run a variation of the same command from above. Run:</text:span></text:p>
      <text:list xml:id="list1003838558" text:style-name="L6">
        <text:list-item>
          <text:p text:style-name="P9"><text:span text:style-name="T7">‘</text:span><text:span text:style-name="T10">crdesigner map-convert-lanelet -i &lt;path to inputs .xml file&gt; -o &lt;path to output .osm file&gt; --proj "&lt;proj string&gt;" -c -f</text:span><text:span text:style-name="T7">’</text:span></text:p>
        </text:list-item>
      </text:list>
      <text:p text:style-name="P8"><text:span text:style-name="T7"/></text:p>
      <text:p text:style-name="P8"><text:span text:style-name="T7">We just need to specify that we are converting to lanelet now instead of from opendrive as in the previous command. Again, the proj string should be in the header of now both the .xodr file we had originally, and the .xml file we made in the previous step. You can copy and paste either of them into the command line. The ‘-c’ indicates we are converting from CommonRoads to another map type, and the ‘-f’ tells the converter to force overwrite any file that already exists with the same output name. It can be removed if this is the first time creating that file.</text:span></text:p>
      <text:p text:style-name="P8"><text:span text:style-name="T7"/></text:p>
      <text:p text:style-name="P8"><text:span text:style-name="T7">IMPORTANT: you need to remove the ‘+geoidgrids=egm96_15.gtx’ tag in the proj string this time. For whatever reason the proj parsing cannot recognize this tag and it will throw an error. Once you remove this tag from the string it will successfully run.</text:span></text:p>
      <text:p text:style-name="P8"><text:span text:style-name="T7"/></text:p>
      <text:p text:style-name="P8">Third step, use Autoware to convert from Lanelet/Lanelet2 to vector maps</text:p>
      <text:p text:style-name="P13"/>
      <text:p text:style-name="P13">In this step we need to use an Autoware node to convert from the .osm file into the vector map files that Autoware likes (collection of .csv files). <text:span text:style-name="T12">First we need to start roscore by running:</text:span></text:p>
      <text:list xml:id="list438224458" text:style-name="L7">
        <text:list-item>
          <text:p text:style-name="P14">‘<text:span text:style-name="T9">roscore</text:span><text:span text:style-name="T12">’ in a terminal window</text:span></text:p>
        </text:list-item>
      </text:list>
      <text:p text:style-name="P13"/>
      <text:p text:style-name="P15">Create a folder that the output csv’s will be generated into.</text:p>
      <text:p text:style-name="P15"/>
      <text:p text:style-name="P15">Open a new window, source autoware by running ‘<text:span text:style-name="T8">source install/setup.bash</text:span>’ as usual, and then run:</text:p>
      <text:list xml:id="list77348505" text:style-name="L8">
        <text:list-item>
          <text:p text:style-name="P16">‘<text:span text:style-name="T8">rosrun lanelet_aisan_converter lanelet2aisan _map_file:=&lt;path to .osm lanelet file&gt; _origin_lat:=&lt;lat&gt;_origin_lon:=&lt;lon&gt; _save_dir:=&lt;path to output folder you want the csv’s generated into&gt;’</text:span></text:p>
        </text:list-item>
      </text:list>
      <text:p text:style-name="P15"><text:span text:style-name="T8"/></text:p>
      <text:p text:style-name="P17">This node converts lanelets into vector map csv’s, given a supplied lat and lon origin coordinate. You can get this from the proj string from earlier. On completion, the folder specified should be populated with a few csv files – the most IMPORTANT is the wayarea.csv file, which indicates the drivable road area and where the region of interest filter will look to keep detected objects. <text:span text:style-name="T13">Other csv’s correspond to other roadway markings such as lane lines, intersections, lanes, points and other things.</text:span></text:p>
      <text:p text:style-name="P17"/>
      <text:p text:style-name="P18">At this point you should have the map in a way that Autoware can then 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3T15:58:42.103333767</meta:creation-date>
    <dc:date>2021-10-13T16:43:47.794698702</dc:date>
    <meta:editing-duration>PT10M13S</meta:editing-duration>
    <meta:editing-cycles>2</meta:editing-cycles>
    <meta:generator>LibreOffice/6.0.7.3$Linux_X86_64 LibreOffice_project/00m0$Build-3</meta:generator>
    <meta:document-statistic meta:table-count="0" meta:image-count="0" meta:object-count="0" meta:page-count="2" meta:paragraph-count="37" meta:word-count="860" meta:character-count="5253" meta:non-whitespace-character-count="4443"/>
  </office:meta>
</office:document-meta>
</file>